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ishayDecodeBytes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ishayDecodeBytes.get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ishayDecodeBytes.EishayDecodeBy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EishayDecodeBytes.getCh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ishayDecodeBytes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ishayDecodeBytes.execute( Codec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